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4.38cm"/>
    </style:style>
    <style:style style:name="co4" style:family="table-column">
      <style:table-column-properties fo:break-before="auto" style:column-width="4.353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0.002cm solid #000000" fo:background-color="#c0c0c0" fo:border-left="0.002cm solid #000000" fo:border-right="none" fo:border-top="0.002cm solid #000000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039cm double #000000" style:border-line-width="0.002cm 0.035cm 0.002cm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c0c0c0" fo:border-left="none" fo:border-right="none" fo:border-top="0.002cm solid #000000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15" style:family="table-cell" style:parent-style-name="Default">
      <style:table-cell-properties fo:border-bottom="0.002cm solid #000000" fo:background-color="#c0c0c0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marker-start="Стили_20_стрелок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Стили_20_стрелок_20_1" draw:marker-start-width="0.2cm" draw:marker-start-center="false" draw:fill="solid" draw:fill-color="#ffffc0" fo:min-height="0.79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Стили_20_стрелок_20_1" draw:marker-start-width="0.2cm" draw:marker-start-center="false" draw:fill="solid" draw:fill-color="#ffffc0" fo:min-height="1.59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fo:hyphenate="false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Редактор уровней для Maggun и дальнейших проектов.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Ниже представлена концепция альфа-версии редактора уровней для проектов OSRPG TEAM.</text:p>
          </table:table-cell>
          <table:table-cell table:number-columns-repeated="4"/>
        </table:table-row>
        <table:table-row table:style-name="ro2">
          <table:table-cell office:value-type="string">
            <text:p>Основное назначение редактора – расстановка на карте объектов и привязка к ним игровых скриптов.</text:p>
          </table:table-cell>
          <table:table-cell table:number-columns-repeated="4"/>
        </table:table-row>
        <table:table-row table:style-name="ro3">
          <table:table-cell office:value-type="string">
            <text:p>Редактор построен по принципу «inside map» и рассчитан на активную работу с хоткеями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>
            <text:p>Главное меню. (структура)</text:p>
          </table:table-cell>
          <table:table-cell table:number-columns-repeated="4"/>
        </table:table-row>
        <table:table-row table:style-name="ro3">
          <table:table-cell office:value-type="string">
            <text:p>Рядом с каждой командой указан соответствующей ей хоткей. В первых версиях предлагаю задать хоткеи жестко.</text:p>
          </table:table-cell>
          <table:table-cell table:number-columns-repeated="4"/>
        </table:table-row>
        <table:table-row table:style-name="ro3">
          <table:table-cell table:style-name="ce3" office:value-type="string">
            <text:p>File</text:p>
          </table:table-cell>
          <table:table-cell table:style-name="ce3" office:value-type="string">
            <text:p>Edit</text:p>
          </table:table-cell>
          <table:table-cell table:style-name="ce3" office:value-type="string">
            <text:p>Objects</text:p>
          </table:table-cell>
          <table:table-cell table:style-name="ce3" office:value-type="string">
            <text:p>Map</text:p>
          </table:table-cell>
          <table:table-cell table:style-name="ce3" office:value-type="string">
            <text:p>Help</text:p>
          </table:table-cell>
        </table:table-row>
        <table:table-row table:style-name="ro3">
          <table:table-cell office:value-type="string">
            <office:annotation draw:style-name="gr1" draw:text-style-name="P1" svg:width="2.899cm" svg:height="0.997cm" svg:x="3.685cm" svg:y="5.748cm" draw:caption-point-x="-3.685cm" draw:caption-point-y="-5.748cm">
              <dc:date>2006-10-02T00:00:00</dc:date>
              <text:p text:style-name="P1">Создать новую карту.</text:p>
            </office:annotation>
            <text:p>New (Ctrl+N)</text:p>
          </table:table-cell>
          <table:table-cell office:value-type="string">
            <office:annotation draw:style-name="gr1" draw:text-style-name="P1" svg:width="5.799cm" svg:height="2.589cm" svg:x="7.244cm" svg:y="5.748cm" draw:caption-point-x="-7.244cm" draw:caption-point-y="-5.748cm">
              <dc:date>2006-10-02T00:00:00</dc:date>
              <text:p text:style-name="P1">Отменяет/возвращает последнее действие. Это очень нужная функция для редактора хотя бы для последнего действия. Когда появится многоступенчатый undo – пункты нужно будет разделить.</text:p>
            </office:annotation>
            <text:p>Undo/Redo (Ctrl+Z)</text:p>
          </table:table-cell>
          <table:table-cell office:value-type="string">
            <office:annotation draw:style-name="gr1" draw:text-style-name="P1" svg:width="2.899cm" svg:height="1.793cm" svg:x="11.607cm" svg:y="5.748cm" draw:caption-point-x="-11.607cm" draw:caption-point-y="-5.748cm">
              <dc:date>2006-10-02T00:00:00</dc:date>
              <text:p text:style-name="P1">Добавляет на карту меш. Открывает окно редактирования</text:p>
            </office:annotation>
            <text:p>Add Mesh... (Alt+M)</text:p>
          </table:table-cell>
          <table:table-cell office:value-type="string">
            <office:annotation draw:style-name="gr1" draw:text-style-name="P1" svg:width="2.899cm" svg:height="2.191cm" svg:x="15.944cm" svg:y="5.748cm" draw:caption-point-x="-15.944cm" draw:caption-point-y="-5.748cm">
              <dc:date>2006-10-02T00:00:00</dc:date>
              <text:p text:style-name="P1">Открывает окно со списком мешей-карт, в котором можно выбрать меш.</text:p>
            </office:annotation>
            <text:p>Sellect stage... (Ctrl+G)</text:p>
          </table:table-cell>
          <table:table-cell office:value-type="string">
            <office:annotation draw:style-name="gr1" draw:text-style-name="P1" svg:width="2.899cm" svg:height="0.997cm" svg:x="18.612cm" svg:y="5.748cm" draw:caption-point-x="-18.612cm" draw:caption-point-y="-5.748cm">
              <dc:date>2006-10-02T00:00:00</dc:date>
              <text:p text:style-name="P1">Показывает окошко «About»</text:p>
            </office:annotation>
            <text:p>About...</text:p>
          </table:table-cell>
        </table:table-row>
        <table:table-row table:style-name="ro3">
          <table:table-cell office:value-type="string">
            <office:annotation draw:style-name="gr1" draw:text-style-name="P1" svg:width="2.899cm" svg:height="1.395cm" svg:x="3.685cm" svg:y="6.174cm" draw:caption-point-x="-3.685cm" draw:caption-point-y="-6.174cm">
              <dc:date>2006-10-02T00:00:00</dc:date>
              <text:p text:style-name="P1">Открыть уже созданную карту.</text:p>
            </office:annotation>
            <text:p>Open... (Ctrl+O)</text:p>
          </table:table-cell>
          <table:table-cell office:value-type="string">
            <office:annotation draw:style-name="gr1" draw:text-style-name="P1" svg:width="2.899cm" svg:height="2.191cm" svg:x="7.244cm" svg:y="6.174cm" draw:caption-point-x="-7.244cm" draw:caption-point-y="-6.174cm">
              <dc:date>2006-10-02T00:00:00</dc:date>
              <text:p text:style-name="P1">Выводит окно редактирования объекта. Тип окна зависит от типа объекта.</text:p>
            </office:annotation>
            <text:p>Edit object... (E)</text:p>
          </table:table-cell>
          <table:table-cell office:value-type="string">
            <office:annotation draw:style-name="gr1" draw:text-style-name="P1" svg:width="2.899cm" svg:height="2.589cm" svg:x="11.607cm" svg:y="6.174cm" draw:caption-point-x="-11.607cm" draw:caption-point-y="-6.174cm">
              <dc:date>2006-10-02T00:00:00</dc:date>
              <text:p text:style-name="P1">Добавляет на карту источник света. Открывает окно редактирования.</text:p>
            </office:annotation>
            <text:p>Add Light... (Alt+L)</text:p>
          </table:table-cell>
          <table:table-cell office:value-type="string">
            <office:annotation draw:style-name="gr1" draw:text-style-name="P1" svg:width="2.899cm" svg:height="2.589cm" svg:x="15.944cm" svg:y="6.174cm" draw:caption-point-x="-15.944cm" draw:caption-point-y="-6.174cm">
              <dc:date>2006-10-02T00:00:00</dc:date>
              <text:p text:style-name="P1">Открывает окошко, на котором можно задать параметры карты.</text:p>
            </office:annotation>
            <text:p>Map properties... (Ctrl+M)</text:p>
          </table:table-cell>
          <table:table-cell/>
        </table:table-row>
        <table:table-row table:style-name="ro3">
          <table:table-cell office:value-type="string">
            <office:annotation draw:style-name="gr1" draw:text-style-name="P1" svg:width="2.899cm" svg:height="0.997cm" svg:x="3.685cm" svg:y="6.599cm" draw:caption-point-x="-3.685cm" draw:caption-point-y="-6.599cm">
              <dc:date>2006-10-02T00:00:00</dc:date>
              <text:p text:style-name="P1">Сохранить карту.</text:p>
            </office:annotation>
            <text:p>Save (Ctrl+S)</text:p>
          </table:table-cell>
          <table:table-cell office:value-type="string">
            <office:annotation draw:style-name="gr1" draw:text-style-name="P1" svg:width="2.899cm" svg:height="2.191cm" svg:x="7.244cm" svg:y="6.599cm" draw:caption-point-x="-7.244cm" draw:caption-point-y="-6.599cm">
              <dc:date>2006-10-02T00:00:00</dc:date>
              <text:p text:style-name="P1">Создает копию объекта и выводит окно его редактирования</text:p>
            </office:annotation>
            <text:p>Copy object... (C)</text:p>
          </table:table-cell>
          <table:table-cell office:value-type="string">
            <office:annotation draw:style-name="gr3" draw:text-style-name="P1" svg:width="2.899cm" svg:height="2.987cm" svg:x="11.607cm" svg:y="6.599cm" draw:caption-point-x="-11.607cm" draw:caption-point-y="-6.599cm">
              <dc:date>2006-10-02T00:00:00</dc:date>
              <text:p text:style-name="P1">Создает плоскую треугольную зону. Открывает окно редактирования.</text:p>
            </office:annotation>
            <text:p>Add Triggetzone... (Alt+T)</text:p>
          </table:table-cell>
          <table:table-cell table:number-columns-repeated="2"/>
        </table:table-row>
        <table:table-row table:style-name="ro3">
          <table:table-cell office:value-type="string">
            <office:annotation draw:style-name="gr1" draw:text-style-name="P1" svg:width="2.899cm" svg:height="1.395cm" svg:x="3.685cm" svg:y="7.024cm" draw:caption-point-x="-3.685cm" draw:caption-point-y="-7.024cm">
              <dc:date>2006-10-02T00:00:00</dc:date>
              <text:p text:style-name="P1">Сохранить карту под другим именем.</text:p>
            </office:annotation>
            <text:p>Save as...</text:p>
          </table:table-cell>
          <table:table-cell office:value-type="string">
            <office:annotation draw:style-name="gr1" draw:text-style-name="P1" svg:width="2.899cm" svg:height="2.589cm" svg:x="7.244cm" svg:y="7.024cm" draw:caption-point-x="-7.244cm" draw:caption-point-y="-7.024cm">
              <dc:date>2006-10-02T00:00:00</dc:date>
              <text:p text:style-name="P1">Спрашивает, при положительном ответе удаляет выделенный объект.</text:p>
            </office:annotation>
            <text:p>Delete object (Del)</text:p>
          </table:table-cell>
          <table:table-cell office:value-type="string">
            <office:annotation draw:style-name="gr1" draw:text-style-name="P1" svg:width="2.899cm" svg:height="2.191cm" svg:x="11.607cm" svg:y="7.024cm" draw:caption-point-x="-11.607cm" draw:caption-point-y="-7.024cm">
              <dc:date>2006-10-02T00:00:00</dc:date>
              <text:p text:style-name="P1">Создает метку-плейстаг. Открывает окно редактирования.</text:p>
            </office:annotation>
            <text:p>Add Placetag... (Alt+P)</text:p>
          </table:table-cell>
          <table:table-cell table:number-columns-repeated="2"/>
        </table:table-row>
        <table:table-row table:style-name="ro3">
          <table:table-cell office:value-type="string">
            <office:annotation draw:style-name="gr1" draw:text-style-name="P1" svg:width="2.899cm" svg:height="0.997cm" svg:x="3.685cm" svg:y="7.449cm" draw:caption-point-x="-3.685cm" draw:caption-point-y="-7.449cm">
              <dc:date>2006-10-02T00:00:00</dc:date>
              <text:p text:style-name="P1">Выйти из редактора.</text:p>
            </office:annotation>
            <text:p>Exit (Ctrl+Q)</text:p>
          </table:table-cell>
          <table:table-cell office:value-type="string">
            <office:annotation draw:style-name="gr1" draw:text-style-name="P1" svg:width="2.899cm" svg:height="1.793cm" svg:x="7.244cm" svg:y="7.449cm" draw:caption-point-x="-7.244cm" draw:caption-point-y="-7.449cm">
              <dc:date>2006-10-02T00:00:00</dc:date>
              <text:p text:style-name="P1">Переключает оконный и полноэкранный режимы.</text:p>
            </office:annotation>
            <text:p>Fullscreen (Ctrl+F)</text:p>
          </table:table-cell>
          <table:table-cell office:value-type="string">
            <office:annotation draw:style-name="gr1" draw:text-style-name="P1" svg:width="2.899cm" svg:height="2.589cm" svg:x="11.607cm" svg:y="7.449cm" draw:caption-point-x="-11.607cm" draw:caption-point-y="-7.449cm">
              <dc:date>2006-10-02T00:00:00</dc:date>
              <text:p text:style-name="P1">Добавляет вершину в выделенную зону. Если зона не выделена – не работает.</text:p>
            </office:annotation>
            <text:p>Add ZoneVertex (Alt+V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office:annotation draw:style-name="gr1" draw:text-style-name="P1" svg:width="2.899cm" svg:height="2.191cm" svg:x="7.244cm" svg:y="7.875cm" draw:caption-point-x="-7.244cm" draw:caption-point-y="-7.875cm">
              <dc:date>2006-10-02T00:00:00</dc:date>
              <text:p text:style-name="P1">Выводит окно, в котором можно выбрать разрешение экрана.</text:p>
            </office:annotation>
            <text:p>Settings...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Меню Object дублируется панелькой с кнопками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>
            <text:p>Управление.</text:p>
          </table:table-cell>
          <table:table-cell table:number-columns-repeated="4"/>
        </table:table-row>
        <table:table-row table:style-name="ro2">
          <table:table-cell office:value-type="string">
            <text:p>Существуют два режима, переключаемые нажатием на среднюю кнопку мыши (либо пробелом).</text:p>
          </table:table-cell>
          <table:table-cell table:number-columns-repeated="4"/>
        </table:table-row>
        <table:table-row table:style-name="ro2">
          <table:table-cell office:value-type="string">
            <text:p>В первом курсор мыши виден, клик выделает объект.</text:p>
          </table:table-cell>
          <table:table-cell table:number-columns-repeated="4"/>
        </table:table-row>
        <table:table-row table:style-name="ro2">
          <table:table-cell office:value-type="string">
            <text:p>Во втором режиме курсор скрыт, движение мышью управляет поворотами камеры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Панель и открытые окна не прячутся в режиме движения.</text:p>
          </table:table-cell>
          <table:table-cell table:number-columns-repeated="4"/>
        </table:table-row>
        <table:table-row table:style-name="ro2">
          <table:table-cell office:value-type="string">
            <text:p>Нажатие на кнопку G прячет/возвращает GUI (и панель, и окна).</text:p>
          </table:table-cell>
          <table:table-cell table:number-columns-repeated="4"/>
        </table:table-row>
        <table:table-row table:style-name="ro2">
          <table:table-cell office:value-type="string">
            <text:p>Меню не исчезает.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4" office:value-type="string">
            <text:p>В обоих режимах (режим перемещения и режим редактирования):</text:p>
          </table:table-cell>
          <table:table-cell table:number-columns-repeated="4"/>
        </table:table-row>
        <table:table-row table:style-name="ro2">
          <table:table-cell office:value-type="string">
            <text:p>Клавиши WSAD перемещают камеру вперед-назад-влево-вправо.</text:p>
          </table:table-cell>
          <table:table-cell table:number-columns-repeated="4"/>
        </table:table-row>
        <table:table-row table:style-name="ro2">
          <table:table-cell office:value-type="string">
            <text:p>Клавиши Q и Z перемещают камеру вверх и вниз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" office:value-type="string">
            <text:p>В режиме редактирования:</text:p>
          </table:table-cell>
          <table:table-cell table:number-columns-repeated="4"/>
        </table:table-row>
        <table:table-row table:style-name="ro2">
          <table:table-cell office:value-type="string">
            <text:p>Левый клик выделяет объект.</text:p>
          </table:table-cell>
          <table:table-cell table:number-columns-repeated="4"/>
        </table:table-row>
        <table:table-row table:style-name="ro2">
          <table:table-cell office:value-type="string">
            <text:p>Правый клик открывает окошко редактирования объекта.</text:p>
          </table:table-cell>
          <table:table-cell table:number-columns-repeated="4"/>
        </table:table-row>
        <table:table-row table:style-name="ro2">
          <table:table-cell office:value-type="string">
            <text:p>Стрелки вверх и вниз отдаляют и приближают выделенный объект.</text:p>
          </table:table-cell>
          <table:table-cell table:number-columns-repeated="4"/>
        </table:table-row>
        <table:table-row table:style-name="ro2">
          <table:table-cell office:value-type="string">
            <text:p>Стрелки влево и вправо перемещают выделенный объект горизонтально влево и вправо (относительно камеры).</text:p>
          </table:table-cell>
          <table:table-cell table:number-columns-repeated="4"/>
        </table:table-row>
        <table:table-row table:style-name="ro3">
          <table:table-cell office:value-type="string">
            <text:p>PgUp и PgDn перемещают выделенный объект вверх и вниз.</text:p>
          </table:table-cell>
          <table:table-cell table:number-columns-repeated="4"/>
        </table:table-row>
        <table:table-row table:style-name="ro3">
          <table:table-cell office:value-type="string">
            <text:p>Alt+стрелки вращает объект по аналогии с перемещением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>
            <text:p>Редактирование объекта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Окно редактирования для меша:</text:p>
          </table:table-cell>
          <table:table-cell table:number-columns-repeated="4"/>
        </table:table-row>
        <table:table-row table:style-name="ro3">
          <table:table-cell table:style-name="ce5" office:value-type="string">
            <text:p>Edit mesh object</text:p>
          </table:table-cell>
          <table:table-cell table:style-name="ce12" table:number-columns-repeated="2"/>
          <table:table-cell table:style-name="ce15"/>
          <table:table-cell/>
        </table:table-row>
        <table:table-row table:style-name="ro3">
          <table:table-cell table:style-name="ce6" office:value-type="string">
            <text:p>Name:</text:p>
          </table:table-cell>
          <table:table-cell table:style-name="ce13"/>
          <table:table-cell table:style-name="ce7" office:value-type="string">
            <text:p>Pos X:</text:p>
          </table:table-cell>
          <table:table-cell table:style-name="ce13"/>
          <table:table-cell/>
        </table:table-row>
        <table:table-row table:style-name="ro3">
          <table:table-cell table:style-name="ce7" office:value-type="string">
            <text:p>File:</text:p>
          </table:table-cell>
          <table:table-cell table:style-name="ce13"/>
          <table:table-cell table:style-name="ce7" office:value-type="string">
            <text:p>Pos Y:</text:p>
          </table:table-cell>
          <table:table-cell table:style-name="ce13"/>
          <table:table-cell/>
        </table:table-row>
        <table:table-row table:style-name="ro3">
          <table:table-cell table:style-name="ce6" office:value-type="string">
            <text:p>Type</text:p>
          </table:table-cell>
          <table:table-cell table:style-name="ce13" office:value-type="string">
            <text:p>Static/Physical</text:p>
          </table:table-cell>
          <table:table-cell table:style-name="ce7" office:value-type="string">
            <text:p>Pos Z:</text:p>
          </table:table-cell>
          <table:table-cell table:style-name="ce13"/>
          <table:table-cell/>
        </table:table-row>
        <table:table-row table:style-name="ro3">
          <table:table-cell table:number-columns-repeated="2"/>
          <table:table-cell table:style-name="ce7" office:value-type="string">
            <text:p>Rot X:</text:p>
          </table:table-cell>
          <table:table-cell table:style-name="ce13"/>
          <table:table-cell/>
        </table:table-row>
        <table:table-row table:style-name="ro3">
          <table:table-cell table:style-name="ce6" office:value-type="string">
            <text:p>Maggun Effect</text:p>
          </table:table-cell>
          <table:table-cell table:style-name="ce13"/>
          <table:table-cell table:style-name="ce7" office:value-type="string">
            <text:p>Rot Y:</text:p>
          </table:table-cell>
          <table:table-cell table:style-name="ce13"/>
          <table:table-cell/>
        </table:table-row>
        <table:table-row table:style-name="ro3">
          <table:table-cell table:style-name="ce6" office:value-type="string">
            <office:annotation draw:style-name="gr1" draw:text-style-name="P1" svg:width="2.899cm" svg:height="0.997cm" svg:x="3.685cm" svg:y="22.759cm" draw:caption-point-x="-3.685cm" draw:caption-point-y="-22.759cm">
              <dc:date>2006-10-02T00:00:00</dc:date>
              <text:p text:style-name="P1">недоступно для static</text:p>
            </office:annotation>
            <text:p>Mass</text:p>
          </table:table-cell>
          <table:table-cell table:style-name="ce13">
            <office:annotation draw:style-name="gr2" draw:text-style-name="P1" svg:width="2.899cm" svg:height="0.997cm" svg:x="7.244cm" svg:y="22.759cm" draw:caption-point-x="-7.244cm" draw:caption-point-y="-22.759cm">
              <dc:date>2006-10-02T00:00:00</dc:date>
              <text:p text:style-name="P1">Недоступно для static</text:p>
            </office:annotation>
          </table:table-cell>
          <table:table-cell table:style-name="ce7" office:value-type="string">
            <text:p>Rot Z:</text:p>
          </table:table-cell>
          <table:table-cell table:style-name="ce13"/>
          <table:table-cell/>
        </table:table-row>
        <table:table-row table:style-name="ro2">
          <table:table-cell table:style-name="ce8"/>
          <table:table-cell table:number-columns-repeated="2"/>
          <table:table-cell table:style-name="ce16"/>
          <table:table-cell/>
        </table:table-row>
        <table:table-row table:style-name="ro2">
          <table:table-cell table:style-name="ce8"/>
          <table:table-cell table:style-name="ce11" office:value-type="string">
            <text:p>OK</text:p>
          </table:table-cell>
          <table:table-cell table:style-name="ce11" office:value-type="string">
            <text:p>CANCEL</text:p>
          </table:table-cell>
          <table:table-cell table:style-name="ce16"/>
          <table:table-cell/>
        </table:table-row>
        <table:table-row table:style-name="ro2">
          <table:table-cell table:style-name="ce9"/>
          <table:table-cell table:style-name="ce14" table:number-columns-repeated="2"/>
          <table:table-cell table:style-name="ce21"/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10" office:value-type="string">
            <text:p>Окно редактирования для источника света</text:p>
          </table:table-cell>
          <table:table-cell table:style-name="ce10" table:number-columns-repeated="3"/>
          <table:table-cell/>
        </table:table-row>
        <table:table-row table:style-name="ro3">
          <table:table-cell table:style-name="ce5" office:value-type="string">
            <text:p>Edit light object</text:p>
          </table:table-cell>
          <table:table-cell table:style-name="ce12" table:number-columns-repeated="2"/>
          <table:table-cell table:style-name="ce15"/>
          <table:table-cell/>
        </table:table-row>
        <table:table-row table:style-name="ro3">
          <table:table-cell table:style-name="ce6" office:value-type="string">
            <text:p>Name:</text:p>
          </table:table-cell>
          <table:table-cell table:style-name="ce13"/>
          <table:table-cell table:style-name="ce7" office:value-type="string">
            <text:p>Pos X:</text:p>
          </table:table-cell>
          <table:table-cell table:style-name="ce13"/>
          <table:table-cell/>
        </table:table-row>
        <table:table-row table:style-name="ro3">
          <table:table-cell table:style-name="ce8"/>
          <table:table-cell/>
          <table:table-cell table:style-name="ce7" office:value-type="string">
            <text:p>Pos Y:</text:p>
          </table:table-cell>
          <table:table-cell table:style-name="ce13"/>
          <table:table-cell/>
        </table:table-row>
        <table:table-row table:style-name="ro3">
          <table:table-cell table:style-name="ce6" office:value-type="string">
            <text:p>Color:</text:p>
          </table:table-cell>
          <table:table-cell table:style-name="ce10" office:value-type="string">
            <text:p>[ <text:s text:c="4"/>] [Sellect color]</text:p>
          </table:table-cell>
          <table:table-cell table:style-name="ce7" office:value-type="string">
            <text:p>Pos Z:</text:p>
          </table:table-cell>
          <table:table-cell table:style-name="ce13"/>
          <table:table-cell/>
        </table:table-row>
        <table:table-row table:style-name="ro3">
          <table:table-cell table:style-name="ce6" office:value-type="string">
            <text:p>Distance:</text:p>
          </table:table-cell>
          <table:table-cell table:style-name="ce13"/>
          <table:table-cell table:style-name="ce7" office:value-type="string">
            <text:p>Rot X:</text:p>
          </table:table-cell>
          <table:table-cell table:style-name="ce13"/>
          <table:table-cell/>
        </table:table-row>
        <table:table-row table:style-name="ro3">
          <table:table-cell table:style-name="ce8"/>
          <table:table-cell/>
          <table:table-cell table:style-name="ce7" office:value-type="string">
            <text:p>Rot Y:</text:p>
          </table:table-cell>
          <table:table-cell table:style-name="ce13"/>
          <table:table-cell/>
        </table:table-row>
        <table:table-row table:style-name="ro3">
          <table:table-cell table:style-name="ce8"/>
          <table:table-cell/>
          <table:table-cell table:style-name="ce7" office:value-type="string">
            <text:p>Rot Z:</text:p>
          </table:table-cell>
          <table:table-cell table:style-name="ce13"/>
          <table:table-cell/>
        </table:table-row>
        <table:table-row table:style-name="ro2">
          <table:table-cell table:style-name="ce8"/>
          <table:table-cell table:number-columns-repeated="2"/>
          <table:table-cell table:style-name="ce16"/>
          <table:table-cell/>
        </table:table-row>
        <table:table-row table:style-name="ro2">
          <table:table-cell table:style-name="ce8"/>
          <table:table-cell table:style-name="ce11" office:value-type="string">
            <text:p>OK</text:p>
          </table:table-cell>
          <table:table-cell table:style-name="ce11" office:value-type="string">
            <text:p>CANCEL</text:p>
          </table:table-cell>
          <table:table-cell table:style-name="ce16"/>
          <table:table-cell/>
        </table:table-row>
        <table:table-row table:style-name="ro2">
          <table:table-cell table:style-name="ce9"/>
          <table:table-cell table:style-name="ce14" table:number-columns-repeated="2"/>
          <table:table-cell table:style-name="ce21"/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10" office:value-type="string">
            <text:p>Окно редактирования для зоны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 table:style-name="ce5" office:value-type="string">
            <text:p>Edit zone object</text:p>
          </table:table-cell>
          <table:table-cell table:style-name="ce15"/>
          <table:table-cell table:style-name="ce18"/>
          <table:table-cell table:number-columns-repeated="2"/>
        </table:table-row>
        <table:table-row table:style-name="ro3">
          <table:table-cell table:style-name="ce6" office:value-type="string">
            <text:p>Name:</text:p>
          </table:table-cell>
          <table:table-cell table:style-name="ce13"/>
          <table:table-cell table:style-name="ce19"/>
          <table:table-cell table:number-columns-repeated="2"/>
        </table:table-row>
        <table:table-row table:style-name="ro3">
          <table:table-cell table:style-name="ce6" office:value-type="string">
            <text:p>Script:</text:p>
          </table:table-cell>
          <table:table-cell table:style-name="ce13"/>
          <table:table-cell table:style-name="ce19"/>
          <table:table-cell table:number-columns-repeated="2"/>
        </table:table-row>
        <table:table-row table:style-name="ro2">
          <table:table-cell table:style-name="ce6"/>
          <table:table-cell table:style-name="ce16"/>
          <table:table-cell table:style-name="ce19"/>
          <table:table-cell table:number-columns-repeated="2"/>
        </table:table-row>
        <table:table-row table:style-name="ro3">
          <table:table-cell table:style-name="ce6" office:value-type="string">
            <text:p>Current vertex:</text:p>
          </table:table-cell>
          <table:table-cell table:style-name="ce16"/>
          <table:table-cell table:style-name="ce19"/>
          <table:table-cell table:number-columns-repeated="2"/>
        </table:table-row>
        <table:table-row table:style-name="ro3">
          <table:table-cell table:style-name="ce6" office:value-type="string">
            <text:p>Pos X:</text:p>
          </table:table-cell>
          <table:table-cell table:style-name="ce13"/>
          <table:table-cell table:style-name="ce19"/>
          <table:table-cell table:number-columns-repeated="2"/>
        </table:table-row>
        <table:table-row table:style-name="ro3">
          <table:table-cell table:style-name="ce6" office:value-type="string">
            <text:p>Pos Y:</text:p>
          </table:table-cell>
          <table:table-cell table:style-name="ce13"/>
          <table:table-cell table:style-name="ce19"/>
          <table:table-cell table:number-columns-repeated="2"/>
        </table:table-row>
        <table:table-row table:style-name="ro3">
          <table:table-cell table:style-name="ce6" office:value-type="string">
            <text:p>Pos Z:</text:p>
          </table:table-cell>
          <table:table-cell table:style-name="ce13"/>
          <table:table-cell table:style-name="ce19"/>
          <table:table-cell table:number-columns-repeated="2"/>
        </table:table-row>
        <table:table-row table:style-name="ro2">
          <table:table-cell table:style-name="ce8"/>
          <table:table-cell table:style-name="ce16"/>
          <table:table-cell table:style-name="ce20"/>
          <table:table-cell table:number-columns-repeated="2"/>
        </table:table-row>
        <table:table-row table:style-name="ro2">
          <table:table-cell table:style-name="ce11" office:value-type="string">
            <text:p>OK</text:p>
          </table:table-cell>
          <table:table-cell table:style-name="ce17" office:value-type="string">
            <text:p>CANCEL</text:p>
          </table:table-cell>
          <table:table-cell table:number-columns-repeated="3"/>
        </table:table-row>
        <table:table-row table:style-name="ro2">
          <table:table-cell table:style-name="ce10" table:number-columns-repeated="2"/>
          <table:table-cell table:number-columns-repeated="3"/>
        </table:table-row>
        <table:table-row table:style-name="ro3">
          <table:table-cell table:style-name="ce10" office:value-type="string">
            <text:p>Окно редактирования для плейстага</text:p>
          </table:table-cell>
          <table:table-cell table:style-name="ce10"/>
          <table:table-cell table:number-columns-repeated="3"/>
        </table:table-row>
        <table:table-row table:style-name="ro3">
          <table:table-cell table:style-name="ce5" office:value-type="string">
            <text:p>Edit placetag object</text:p>
          </table:table-cell>
          <table:table-cell table:style-name="ce15"/>
          <table:table-cell table:number-columns-repeated="3"/>
        </table:table-row>
        <table:table-row table:style-name="ro3">
          <table:table-cell table:style-name="ce6" office:value-type="string">
            <text:p>Name:</text:p>
          </table:table-cell>
          <table:table-cell table:style-name="ce13"/>
          <table:table-cell table:number-columns-repeated="3"/>
        </table:table-row>
        <table:table-row table:style-name="ro2">
          <table:table-cell table:style-name="ce8"/>
          <table:table-cell table:style-name="ce16"/>
          <table:table-cell table:number-columns-repeated="3"/>
        </table:table-row>
        <table:table-row table:style-name="ro3">
          <table:table-cell table:style-name="ce6" office:value-type="string">
            <text:p>Pos X: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6" office:value-type="string">
            <text:p>Pos Y: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6" office:value-type="string">
            <text:p>Pos Z:</text:p>
          </table:table-cell>
          <table:table-cell table:style-name="ce13"/>
          <table:table-cell table:number-columns-repeated="3"/>
        </table:table-row>
        <table:table-row table:style-name="ro2">
          <table:table-cell table:style-name="ce6"/>
          <table:table-cell table:style-name="ce16"/>
          <table:table-cell table:number-columns-repeated="3"/>
        </table:table-row>
        <table:table-row table:style-name="ro2">
          <table:table-cell table:style-name="ce11" office:value-type="string">
            <text:p>OK</text:p>
          </table:table-cell>
          <table:table-cell table:style-name="ce17" office:value-type="string">
            <text:p>CANCEL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>
            <text:p>Параметры карты: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Для карты задается имя, основной скрипт и гравитация.</text:p>
          </table:table-cell>
          <table:table-cell table:number-columns-repeated="4"/>
        </table:table-row>
        <table:table-row table:style-name="ro2">
          <table:table-cell office:value-type="string">
            <text:p>Окно параметров карты.</text:p>
          </table:table-cell>
          <table:table-cell table:number-columns-repeated="4"/>
        </table:table-row>
        <table:table-row table:style-name="ro3">
          <table:table-cell table:style-name="ce5" office:value-type="string">
            <text:p>Map properties</text:p>
          </table:table-cell>
          <table:table-cell table:style-name="ce15"/>
          <table:table-cell table:number-columns-repeated="3"/>
        </table:table-row>
        <table:table-row table:style-name="ro3">
          <table:table-cell table:style-name="ce6" office:value-type="string">
            <text:p>Name: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6" office:value-type="string">
            <text:p>Script: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6" office:value-type="string">
            <text:p>Gravity:</text:p>
          </table:table-cell>
          <table:table-cell table:style-name="ce13"/>
          <table:table-cell table:number-columns-repeated="3"/>
        </table:table-row>
        <table:table-row table:style-name="ro2">
          <table:table-cell table:style-name="ce6"/>
          <table:table-cell table:style-name="ce16"/>
          <table:table-cell table:number-columns-repeated="3"/>
        </table:table-row>
        <table:table-row table:style-name="ro2">
          <table:table-cell table:style-name="ce11" office:value-type="string">
            <text:p>OK</text:p>
          </table:table-cell>
          <table:table-cell table:style-name="ce17" office:value-type="string">
            <text:p>CANCEL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02">02.10.2006</text:date>, <text:time>01:50:1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0-02T00:34:48</meta:creation-date>
    <dc:date>2006-10-02T01:50:13</dc:date>
    <dc:language>ru-RU</dc:language>
    <meta:editing-cycles>12</meta:editing-cycles>
    <meta:editing-duration>PT59M10S</meta:editing-duration>
    <meta:user-defined meta:name="Info 1"/>
    <meta:user-defined meta:name="Info 2"/>
    <meta:user-defined meta:name="Info 3"/>
    <meta:user-defined meta:name="Info 4"/>
    <meta:document-statistic meta:table-count="3" meta:cell-count="107"/>
  </office:meta>
</office:document-meta>
</file>